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Mafol: I'd like to welcome everyone to the first meeting of the council of <text:s/>Angrylashes. I'd introduce everyone, but I think we all know who we are. It's a small fort after all.</text:p>
      <text:p text:style-name="Text_20_body">[chuckles]</text:p>
      <text:p text:style-name="Text_20_body">The way things have been operating so far was... sufficient, but due to recent events – details of which I will disclose momentarily – some organizational changes will be required.</text:p>
      <text:p text:style-name="Text_20_body">Manager: I beg your pardon! Everything is organized just fine as it is! Ore gets smelted, steel gets forged and booze... ummm... [awkward pause as the Manager thinks he might have insulted Mafol]</text:p>
      <text:p text:style-name="Text_20_body">Mafol: I'm not referring to your organizational abilities dear Manager, this Fort would have been long abandoned if not for your exceptional abilities. [all in a very ironic tone]</text:p>
      <text:p text:style-name="Text_20_body">I'm talking about how decisions are made around here. Or rather, how they used to be made.</text:p>
      <text:p text:style-name="Text_20_body">[murmur]</text:p>
      <text:p text:style-name="Text_20_body">Mafol: Listen, ever since the Moon Ape incident this place has been in various states of disarray. This led to accidents.</text:p>
      <text:p text:style-name="Text_20_body">Nobel1: I agree wholeheartedly! The next time a curse spreading beast shows up we might end up with more than 4 infected citizens. We need to close that den of sin before any more..</text:p>
      <text:p text:style-name="Text_20_body">Mafol: Five.</text:p>
      <text:p text:style-name="Text_20_body">[silence]</text:p>
      <text:p text:style-name="Text_20_body">Nobel1: What?</text:p>
      <text:p text:style-name="Text_20_body">Mafol Five. A total of five citizens were infected in the first two incidents. [smiles] Sorry for interrupting, now please carry on with your rant.</text:p>
      <text:p text:style-name="Text_20_body">[silence]</text:p>
      <text:p text:style-name="Text_20_body">Nobel1: Who is infected?</text:p>
      <text:p text:style-name="Text_20_body">Mafol: O? Don't want to talk anymore? Now you want to listen?</text:p>
      <text:p text:style-name="Text_20_body">[silence]</text:p>
      <text:p text:style-name="Text_20_body">Mafol: officially, about 3 weeks after the second incident a married couple and their infant son were banished. Unofficially the mother was infected and fled, and the knights responsible for tracking her down didn't feel like watching a mother kill her infant son as she turns in to an Ape monster. So a cover story was made, and now you also know.</text:p>
      <text:p text:style-name="Text_20_body">Unbelievable! How could you hide this from the mountain homes! All infected must be purged! That is the law!</text:p>
      <text:p text:style-name="Text_20_body">Mafol: I know the law, and I also know that the mother is not alone and has a reason to keep her curse under control. So we are probably fine for the time being.</text:p>
      <text:p text:style-name="Text_20_body">You can't know that! You are betting the fall of the kingdom against the motherly instincts of some random peon!</text:p>
      <text:p text:style-name="Text_20_body">Nobel1: this is even more of a reason to close down that wretched tavern! Since we know there is a curse at large any one could be a carrier!</text:p>
      <text:p text:style-name="Text_20_body">Mafol: we can't close it, we are blind without it. We can discuss closing the tavern at a future meeting. Now, shut up and listen cause I got more to tell and my patience is running low.</text:p>
      <text:p text:style-name="Text_20_body">[Nobel1 scoffs] [silence]</text:p>
      <text:p text:style-name="Text_20_body"><text:soft-page-break/>Mafol: from here on out we will be doing regular meetings to make plans and share information. Decisions will be based on consensus – so we will all talk and make our points, then we will agree and make the right choice.</text:p>
      <text:p text:style-name="Text_20_body">Nobel2: and what choice will we make if we don't agree?</text:p>
      <text:p text:style-name="Text_20_body">Mafol: obviously the right choice.</text:p>
      <text:p text:style-name="Text_20_body">Nobel2: let me re-phrase that, what choice will we make if we don't agree - with you?</text:p>
      <text:p text:style-name="Text_20_body">[Mafol visibly irritated, deep exhale]</text:p>
      <text:p text:style-name="Text_20_body">Mafol: listen, I'm more than happy for you lot to make dumb choices – as long as they don't threaten the long term wellbeing of this fort and it's population... Sorry, I mean, I believe future decisions should involve the people gathered here today. For the benefit of the Daggers. If a more divisive topic pops up we will vote with majority rule. Is that satisfactory?</text:p>
      <text:p text:style-name="Text_20_body">[nods and affirmative grunts] sounds alright, better than nothing for sure</text:p>
      <text:p text:style-name="Text_20_body">Mafol: Great. But as head of this council I maintain the right of veto if the Fort's survival is threatened.</text:p>
      <text:p text:style-name="Text_20_body">[more scoffs] eeee, knew it</text:p>
      <text:p text:style-name="Text_20_body">Mafol: first order of business – the treasures of Gods.</text:p>
      <text:p text:style-name="Text_20_body">Actually, there is no evidence so far that these were made by the Gods and...</text:p>
      <text:p text:style-name="Text_20_body">Our fort has been blessed you ungrateful swine! The Gods have...</text:p>
      <text:p text:style-name="Text_20_body">[Mafol points her finger at one of the Nobels] [everyone falls silent]</text:p>
      <text:p text:style-name="Text_20_body">Mafol: argue what to call them after the meeting, we need to make a choice what to do with them.</text:p>
      <text:p text:style-name="Text_20_body">Knight: as the Military commander and head of the Knights of Stars, as well as the unquestioned master of the sword...</text:p>
      <text:p text:style-name="Text_20_body">Mafol: we know who you are, what do you suggest</text:p>
      <text:p text:style-name="Text_20_body">Knight: as I was about to say, I believe it is only fitting for me to wield...</text:p>
      <text:p text:style-name="Text_20_body">Mafol: no one is welding that blade until we make sure it doesn't explode when it cuts something. The head engineer will devise a way to remotely test it on a critter, from a safe distance.</text:p>
      <text:p text:style-name="Text_20_body">Putting the gift of the gods in a weapon trap, you can't be serious!</text:p>
      <text:p text:style-name="Text_20_body">Mafol: until we know which God gifted it us I'd rather be safe than dusted. Everyone agrees?</text:p>
      <text:p text:style-name="Text_20_body">If it's as powerful as the aura it gives off then this weapon could turn the tide of the war! Any further delay in putting it to use could mean hundreds if not thousands of lost dwarven lives!</text:p>
      <text:p text:style-name="Text_20_body">But if we don't know how to use it, or is turns out less potent than steel, our greatest Knight could end up dead if it fails.</text:p>
      <text:p text:style-name="Text_20_body">Surely we need to put this matter to vote.</text:p>
      <text:p text:style-name="Text_20_body">And why exactly is a mechanic on the council? Surely he is here only as an advisor, since only us nobles get to vote.</text:p>
      <text:p text:style-name="Text_20_body">Mafol: surely you are mistaken, for it is power that grants vote on this council, not nobility itself. And you would be wise to respect the mechanics who's machines can mean the life or death of all in Angrylashes.</text:p>
      <text:p text:style-name="Text_20_body">[tense silence]</text:p>
      <text:p text:style-name="Text_20_body"><text:soft-page-break/>I believe we all can agree that the blade needs to be tested, and I think I know the prefect target. The beast that is rampaging on the upper cavern layer.</text:p>
      <text:p text:style-name="Text_20_body">[eye looking at each other]</text:p>
      <text:p text:style-name="Text_20_body">A: We can't ignore the reports of sudden fires and screeches forever.</text:p>
      <text:p text:style-name="Text_20_body">B: I did not believe the seers when they claimed a second one emerged, especially so soon after the first one. But the evidence speaks for itself.</text:p>
      <text:p text:style-name="Text_20_body">Mafol: fire is notoriously dangerous, so it's safe to assume it's far more powerful than the last one. Sending anyone to fight it is pretty much a death sentence, so unless we have any volunteers then this idea is declined.</text:p>
      <text:p text:style-name="Text_20_body">[silence]</text:p>
      <text:p text:style-name="Text_20_body">Well then, if we aren't going to kill the beast with the god sword, then how exactly do you purpose we do it? Hmmm?</text:p>
      <text:p text:style-name="Text_20_body">Mafol: we don't. Not until we have to, at least. Make a blanket ban on digging anywhere near the top cavern layer or below. Blame it on the banished ones. We can spread a rumor that they got cold feet and are trying to get back from the caverns.</text:p>
      <text:p text:style-name="Text_20_body">I'm pretty sure that's spreading a rumor won't be necessary, since we have multiple reports of distant screams that sound like dwarfs begging for various things around the bottom cavern layer.</text:p>
      <text:p text:style-name="Text_20_body">Mafol: in case anyone still wondered why cavern banishment does not include a pick – no matter how tough you are, couple of months without booze will shift your perspective on suffering. Trust me, I know what I'm talking about.</text:p>
      <text:p text:style-name="Text_20_body">[silence]</text:p>
      <text:p text:style-name="Text_20_body">But, but the treasures! Who knows how many more swords reside in that magnificent obsidian repository! Not even mentioning all the rare gems that are spread out in it! And those amazing figurines and amulets! We can't just not dig for more!</text:p>
      <text:p text:style-name="Text_20_body">Mafol: we can't and we won't. Not until we understand more about these amazing items. As I mentioned, these could be gifts from God, but we don't know which one. So until we know a bit more about this stuff – no more digging.</text:p>
      <text:p text:style-name="Text_20_body">Then we should at least protect the treasures we have collected so far. We need to build a treasury this instant!</text:p>
      <text:p text:style-name="Text_20_body">Mafol: keeping them hidden is the worst thing we cold do now, cause that's exactly what a thief wants. Keep the trinkets in the library as they are, displayed for all to see in an open space with perfect visibility. Nothing will protect them better than the eyes of a dozen or so witnesses looking at them at all times.</text:p>
      <text:p text:style-name="Text_20_body">Knight: you can't possibly consider turning the holy sword in to museum exhibit!</text:p>
      <text:p text:style-name="Text_20_body">Mafol: of course not. A dedicated display spot will be built in the middle of the barracks. There is no safer place for a legendary artifact than a room filled with steel clad knights.</text:p>
      <text:p text:style-name="Text_20_body">[knight acknowledges and bows head in agreement]</text:p>
      <text:p text:style-name="Text_20_body">and it will remain there under the knights watchful eyes until a safe testing method can be devised by the mechanic. Everyone agrees? Great, next order of business – the hospital and it's permanent guest.</text:p>
      <text:p text:style-name="Text_20_body">Nobel: Guest? You mean the infected? You don't want to move her, do you?</text:p>
      <text:p text:style-name="Text_20_body"><text:soft-page-break/>Mafol: No, I want to move the hospital. The population is convinced it's haunted. I already ordered for a proper spot to be excavated behind the barracks.</text:p>
      <text:p text:style-name="Text_20_body">[looks around and silence]</text:p>
      <text:p text:style-name="Text_20_body">Mafol: no objections? Grea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Graphics" style:family="graphic">
      <style:graphic-properties svg:width="16.51cm" fo:min-height="0.041cm" text:anchor-type="as-char" svg:x="0.54cm" svg:y="-22.86cm" style:wrap="none" style:vertical-pos="top" style:vertical-rel="baseline"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oe Smith</meta:initial-creator>
    <meta:creation-date>2011-11-29T17:34:37</meta:creation-date>
    <dc:date>2023-02-08T20:48:38.95</dc:date>
    <dc:creator>Jakub </dc:creator>
    <meta:editing-duration>PT3H33M31S</meta:editing-duration>
    <meta:editing-cycles>7</meta:editing-cycles>
    <meta:generator>OpenOffice/4.1.13$Win32 OpenOffice.org_project/4113m1$Build-9810</meta:generator>
    <meta:document-statistic meta:table-count="0" meta:image-count="0" meta:object-count="0" meta:page-count="4" meta:paragraph-count="73" meta:word-count="1521" meta:character-count="8286"/>
  </office:meta>
</office:document-meta>
</file>